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pan text:style-name="Standaardalinea-lettertype">“This is a test document for the<text:s/></text:span>ReMa Ethics 2018-2019<text:span text:style-name="Standaardalinea-lettertype">.”</text:span></text:p>
      <text:p text:style-name="Normal"><text:span text:style-name="Standaardalinea-lettertype">I’ve changes something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.M. van Zelst</meta:initial-creator>
    <dc:creator>J.M. van Zelst</dc:creator>
    <meta:creation-date>2018-11-01T08:34:00Z</meta:creation-date>
    <dc:date>2018-11-01T08:38:00Z</dc: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0" meta:row-count="1" meta:non-whitespace-character-count="69"/>
  </office:meta>
</office:document-meta>
</file>